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19e2d"/>
    </style:style>
    <style:style style:name="P2" style:family="paragraph" style:parent-style-name="Standard">
      <style:text-properties style:font-name="Ubuntu" officeooo:rsid="00231bbf" officeooo:paragraph-rsid="00119e2d"/>
    </style:style>
    <style:style style:name="P3" style:family="paragraph" style:parent-style-name="Standard">
      <style:paragraph-properties fo:text-align="justify" style:justify-single-word="false"/>
      <style:text-properties style:font-name="Ubuntu" fo:font-style="italic" officeooo:rsid="00231bbf" officeooo:paragraph-rsid="00119e2d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12bf03" officeooo:paragraph-rsid="0012bf03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140d42" officeooo:paragraph-rsid="00140d42" style:font-size-asian="9.60000038146973pt" style:font-size-complex="11pt"/>
    </style:style>
    <style:style style:name="P6" style:family="paragraph" style:parent-style-name="Standard">
      <style:text-properties officeooo:paragraph-rsid="00119e2d"/>
    </style:style>
    <style:style style:name="P7" style:family="paragraph" style:parent-style-name="Standard">
      <style:paragraph-properties fo:margin-left="1.439cm" fo:margin-right="0cm" fo:text-align="justify" style:justify-single-word="false" fo:text-indent="0cm" style:auto-text-indent="false"/>
      <style:text-properties style:font-name="Ubuntu" fo:font-size="11pt" officeooo:rsid="00351d4b" officeooo:paragraph-rsid="00119e2d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119e2d" officeooo:paragraph-rsid="00119e2d"/>
    </style:style>
    <style:style style:name="P9" style:family="paragraph" style:parent-style-name="Table_20_Contents">
      <style:text-properties style:font-name="Ubuntu" fo:font-size="14pt" fo:font-weight="bold" officeooo:rsid="001afe89" officeooo:paragraph-rsid="00119e2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Ubuntu" officeooo:rsid="001afe89" officeooo:paragraph-rsid="00119e2d"/>
    </style:style>
    <style:style style:name="P11" style:family="paragraph" style:parent-style-name="Table_20_Contents">
      <style:text-properties style:font-name="Ubuntu" officeooo:rsid="0028ad1c" officeooo:paragraph-rsid="00119e2d"/>
    </style:style>
    <style:style style:name="P12" style:family="paragraph" style:parent-style-name="Table_20_Contents">
      <style:text-properties style:font-name="Ubuntu" officeooo:rsid="00119e2d" officeooo:paragraph-rsid="00119e2d"/>
    </style:style>
    <style:style style:name="T1" style:family="text">
      <style:text-properties officeooo:rsid="002f14f1"/>
    </style:style>
    <style:style style:name="T2" style:family="text">
      <style:text-properties officeooo:rsid="001afe89"/>
    </style:style>
    <style:style style:name="T3" style:family="text">
      <style:text-properties officeooo:rsid="00375fba"/>
    </style:style>
    <style:style style:name="T4" style:family="text">
      <style:text-properties officeooo:rsid="0039cd52"/>
    </style:style>
    <style:style style:name="T5" style:family="text">
      <style:text-properties officeooo:rsid="00459b3d"/>
    </style:style>
    <style:style style:name="T6" style:family="text">
      <style:text-properties officeooo:rsid="003ce67f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12d4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5" office:value-type="string">
            <text:p text:style-name="P9">Práctica <text:span text:style-name="T1">Build 1</text:span></text:p>
          </table:table-cell>
          <table:table-cell table:style-name="Tabla1.B1" office:value-type="string">
            <text:p text:style-name="P1">Entrega<text:span text:style-name="T2">ble</text:span>: <text:span text:style-name="T2">E</text:span>ste <text:span text:style-name="T2">documento</text:span> <text:span text:style-name="T3">y el histórico bash</text:span></text:p>
          </table:table-cell>
        </table:table-row>
        <table:table-row>
          <table:covered-table-cell/>
          <table:table-cell table:style-name="Tabla1.B2" office:value-type="string">
            <text:p text:style-name="P10">Fecha Entrega: <text:span text:style-name="T4">19</text:span>/2/<text:span text:style-name="T5">20</text:span></text:p>
          </table:table-cell>
        </table:table-row>
        <table:table-row>
          <table:covered-table-cell/>
          <table:table-cell table:style-name="Tabla1.B2" office:value-type="string">
            <text:p text:style-name="P10">Equipo: Individual</text:p>
          </table:table-cell>
        </table:table-row>
        <table:table-row>
          <table:covered-table-cell/>
          <table:table-cell table:style-name="Tabla1.B2" office:value-type="string">
            <text:p text:style-name="P11">Herramienta<text:span text:style-name="T6">s</text:span>: <text:span text:style-name="T1">IDE Android y Arduino IDE</text:span></text:p>
          </table:table-cell>
        </table:table-row>
        <table:table-row>
          <table:covered-table-cell/>
          <table:table-cell table:style-name="Tabla1.B2" office:value-type="string">
            <text:p text:style-name="P12">Realizado por: Santiago Iribarren Bustince</text:p>
          </table:table-cell>
        </table:table-row>
      </table:table>
      <text:p text:style-name="P6"/>
      <text:p text:style-name="P6"/>
      <text:p text:style-name="P6"/>
      <text:p text:style-name="P2"><text:span text:style-name="T7">Desarrollo de la práctica</text:span></text:p>
      <text:p text:style-name="P7"/>
      <text:p text:style-name="P8"><text:span text:style-name="T8">Mírense los archivos adjuntos “android_studio.txt” y “arduino_uno.txt”.</text:span></text:p>
      <text:p text:style-name="P1"/>
      <text:p text:style-name="P3">Comentar <text:span text:style-name="T1">cómo afecta tener diferentes plataformas de compilación en un mismo proyecto y qué características debería tener un servicio SaaS que permitiera compilar aplicaciones para diferente hardware.</text:span></text:p>
      <text:p text:style-name="P3"/>
      <text:p text:style-name="P4">El hecho que haya diferentes maneras de compilar un mismo proyecto, facilita a un gran número de usuarios utilizar dicho proyecto. En el caso de que un usuario no esté familiarizado con el uso de comandos, <text:span text:style-name="T9">puede acerlo también desde una interfaz gráfica, mucho más intuitiva.</text:span></text:p>
      <text:p text:style-name="P5">Para que esto sea posible y podamos utilizar un servicio Saas, este debe tener una interfaz capaz de compilar proyecto y una herramienta, como una terminal, donde se pueda hacer lo mismo, algo parecido a NetBeans o AndroidStud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1" meta:paragraph-count="11" meta:word-count="148" meta:character-count="983" meta:non-whitespace-character-count="846"/>
  </office:meta>
</office:document-meta>
</file>